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a9e59"/>
    </style:style>
    <style:style style:name="P3" style:family="paragraph" style:parent-style-name="Preformatted_20_Text">
      <style:paragraph-properties fo:text-align="start" style:justify-single-word="false"/>
      <style:text-properties officeooo:paragraph-rsid="001a9e59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a9e59"/>
    </style:style>
    <style:style style:name="T1" style:family="text">
      <style:text-properties style:text-underline-style="none" officeooo:rsid="001a9e59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none" officeooo:rsid="001a9e59"/>
    </style:style>
    <style:style style:name="T4" style:family="text">
      <style:text-properties style:font-name="Arial" fo:font-size="12pt" style:text-underline-style="none" officeooo:rsid="001a9e59" style:font-size-asian="10.5pt" style:font-size-complex="12pt"/>
    </style:style>
    <style:style style:name="T5" style:family="text">
      <style:text-properties style:font-name="Arial" fo:font-size="12pt" style:text-underline-style="none" officeooo:rsid="001a9e59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size="12pt" style:text-underline-style="none" officeooo:rsid="001a9e5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D8</text:p>
      <text:p text:style-name="P4">Prog obj</text:p>
      <text:p text:style-name="P4"/>
      <text:p text:style-name="P5">Exercice 1 :</text:p>
      <text:p text:style-name="P5"/>
      <text:p text:style-name="P2"><text:span text:style-name="Source_20_Text"><text:span text:style-name="T4">public class Chien{</text:span></text:span></text:p>
      <text:p text:style-name="P2"><text:span text:style-name="Source_20_Text"><text:span text:style-name="T4"><text:tab/>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ouaf ouaf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serpent{</text:span></text:span></text:p>
      <text:p text:style-name="P6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tss tss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canard{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coin coin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chat{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maou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3"><text:span text:style-name="Source_20_Text"><text:span text:style-name="T5">Animal[] animaux = new Animal[4];</text:span></text:span></text:p>
      <text:p text:style-name="Preformatted_20_Text"><text:span text:style-name="Source_20_Text"><text:span text:style-name="T6"><text:s text:c="8"/>animaux[0] = new Chien();</text:span></text:span></text:p>
      <text:p text:style-name="Preformatted_20_Text"><text:span text:style-name="Source_20_Text"><text:span text:style-name="T6"><text:s text:c="8"/>animaux[1] = new Chat();</text:span></text:span></text:p>
      <text:p text:style-name="Preformatted_20_Text"><text:span text:style-name="Source_20_Text"><text:span text:style-name="T6"><text:s text:c="8"/>animaux[2] = new Serpent();</text:span></text:span></text:p>
      <text:p text:style-name="P1"><text:span text:style-name="Source_20_Text"><text:span text:style-name="T6"><text:s text:c="8"/>animaux[3] = new Canard();</text:span></text:span></text:p>
      <text:p text:style-name="P2"><text:span text:style-name="Source_20_Text"><text:span text:style-name="T5">public void cacophonie(){</text:span></text:span></text:p>
      <text:p text:style-name="P2"><text:span text:style-name="Source_20_Text"><text:span text:style-name="T5"><text:tab/>For (Animal animal : animaux){</text:span></text:span></text:p>
      <text:p text:style-name="P2"><text:span text:style-name="Source_20_Text"><text:span text:style-name="T5"><text:tab/><text:tab/>animal.crier()<text:tab/></text:span></text:span></text:p>
      <text:p text:style-name="P2"><text:span text:style-name="Source_20_Text"><text:span text:style-name="T5"><text:tab/>}</text:span></text:span></text:p>
      <text:p text:style-name="P2"><text:span text:style-name="Source_20_Text"><text:span text:style-name="T5">}</text:span></text:span></text:p>
      <text:p text:style-name="P2"><text:span text:style-name="Source_20_Text"><text:span text:style-name="T5"/></text:span></text:p>
      <text:p text:style-name="P2"><text:span text:style-name="Source_20_Text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02:29.543309698</meta:creation-date>
    <dc:date>2023-03-29T17:47:45.687596538</dc:date>
    <meta:editing-duration>PT45M15S</meta:editing-duration>
    <meta:editing-cycles>3</meta:editing-cycles>
    <meta:generator>LibreOffice/7.4.6.2$Linux_X86_64 LibreOffice_project/40$Build-2</meta:generator>
    <meta:document-statistic meta:table-count="0" meta:image-count="0" meta:object-count="0" meta:page-count="1" meta:paragraph-count="34" meta:word-count="77" meta:character-count="566" meta:non-whitespace-character-count="468"/>
  </office:meta>
</office:document-meta>
</file>